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RW Palladio L" svg:font-family="'URW Palladio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URW Palladio L" fo:font-size="10pt" officeooo:rsid="000e6d5c" officeooo:paragraph-rsid="0013f962" style:font-size-asian="10pt" style:font-size-complex="10pt"/>
    </style:style>
    <style:style style:name="P2" style:family="paragraph" style:parent-style-name="Preformatted_20_Text">
      <style:text-properties style:font-name="URW Palladio L" fo:font-size="10pt" officeooo:rsid="0015d539" officeooo:paragraph-rsid="0015d539" style:font-size-asian="10pt" style:font-size-complex="10pt"/>
    </style:style>
    <style:style style:name="P3" style:family="paragraph" style:parent-style-name="Preformatted_20_Text">
      <style:text-properties style:font-name="URW Palladio L" fo:font-size="10pt" officeooo:rsid="0015d539" officeooo:paragraph-rsid="00198cec" style:font-size-asian="10pt" style:font-size-complex="10pt"/>
    </style:style>
    <style:style style:name="P4" style:family="paragraph" style:parent-style-name="Preformatted_20_Text">
      <style:text-properties style:font-name="URW Palladio L" fo:font-size="10pt" officeooo:rsid="0015d539" officeooo:paragraph-rsid="002685eb" style:font-size-asian="10pt" style:font-size-complex="10pt"/>
    </style:style>
    <style:style style:name="P5" style:family="paragraph" style:parent-style-name="Preformatted_20_Text">
      <style:text-properties style:font-name="URW Palladio L" fo:font-size="10pt" officeooo:rsid="00212d28" officeooo:paragraph-rsid="00212d28" style:font-size-asian="10pt" style:font-size-complex="10pt"/>
    </style:style>
    <style:style style:name="P6" style:family="paragraph" style:parent-style-name="Preformatted_20_Text">
      <style:text-properties style:font-name="URW Palladio L" fo:font-size="10pt" officeooo:rsid="002987ba" officeooo:paragraph-rsid="002a7269" style:font-size-asian="10pt" style:font-size-complex="10pt"/>
    </style:style>
    <style:style style:name="P7" style:family="paragraph" style:parent-style-name="Preformatted_20_Text">
      <style:text-properties style:font-name="URW Palladio L" fo:font-size="10pt" officeooo:rsid="002a7269" officeooo:paragraph-rsid="002a7269" style:font-size-asian="10pt" style:font-size-complex="10pt"/>
    </style:style>
    <style:style style:name="P8" style:family="paragraph" style:parent-style-name="Preformatted_20_Text">
      <style:text-properties style:font-name="URW Palladio L" fo:font-size="10pt" officeooo:rsid="002c9d83" officeooo:paragraph-rsid="002c9d83" style:font-size-asian="10pt" style:font-size-complex="10pt"/>
    </style:style>
    <style:style style:name="P9" style:family="paragraph" style:parent-style-name="Preformatted_20_Text">
      <style:text-properties style:font-name="URW Palladio L" fo:font-size="10pt" officeooo:rsid="002fca41" officeooo:paragraph-rsid="002fca41" style:font-size-asian="10pt" style:font-size-complex="10pt"/>
    </style:style>
    <style:style style:name="P10" style:family="paragraph" style:parent-style-name="Preformatted_20_Text">
      <style:text-properties style:font-name="URW Palladio L" fo:font-size="10pt" officeooo:rsid="00198cec" officeooo:paragraph-rsid="00198cec" style:font-size-asian="10pt" style:font-size-complex="10pt"/>
    </style:style>
    <style:style style:name="P11" style:family="paragraph" style:parent-style-name="Preformatted_20_Text">
      <style:text-properties style:font-name="URW Palladio L" fo:font-size="10pt" officeooo:rsid="002a13ca" officeooo:paragraph-rsid="002a7269" style:font-size-asian="10pt" style:font-size-complex="10pt"/>
    </style:style>
    <style:style style:name="P12" style:family="paragraph" style:parent-style-name="Preformatted_20_Text">
      <style:text-properties style:font-name="URW Palladio L" fo:font-size="10pt" officeooo:rsid="0015d539" officeooo:paragraph-rsid="0015d539" style:font-size-asian="10pt" style:font-size-complex="10pt"/>
    </style:style>
    <style:style style:name="P13" style:family="paragraph" style:parent-style-name="Preformatted_20_Text">
      <style:text-properties style:font-name="URW Palladio L" fo:font-size="10pt" officeooo:rsid="0038c2d0" officeooo:paragraph-rsid="0038c2d0" style:font-size-asian="10pt" style:font-size-complex="10pt"/>
    </style:style>
    <style:style style:name="P14" style:family="paragraph" style:parent-style-name="Preformatted_20_Text" style:list-style-name="L1">
      <style:text-properties style:font-name="URW Palladio L" fo:font-size="10pt" officeooo:rsid="0038c2d0" officeooo:paragraph-rsid="0038c2d0" style:font-size-asian="10pt" style:font-size-complex="10pt"/>
    </style:style>
    <style:style style:name="P15" style:family="paragraph" style:parent-style-name="Preformatted_20_Text" style:list-style-name="L1">
      <style:text-properties style:font-name="URW Palladio L" fo:font-size="10pt" officeooo:rsid="00395471" officeooo:paragraph-rsid="00395edd" style:font-size-asian="10pt" style:font-size-complex="10pt"/>
    </style:style>
    <style:style style:name="P16" style:family="paragraph" style:parent-style-name="Preformatted_20_Text" style:list-style-name="L1">
      <style:text-properties style:font-name="URW Palladio L" fo:font-size="10pt" officeooo:rsid="00395471" officeooo:paragraph-rsid="003a5d05" style:font-size-asian="10pt" style:font-size-complex="10pt"/>
    </style:style>
    <style:style style:name="P17" style:family="paragraph" style:parent-style-name="Preformatted_20_Text" style:list-style-name="L1">
      <style:text-properties style:font-name="URW Palladio L" fo:font-size="10pt" officeooo:rsid="00395471" officeooo:paragraph-rsid="003afb9e" style:font-size-asian="10pt" style:font-size-complex="10pt"/>
    </style:style>
    <style:style style:name="P18" style:family="paragraph" style:parent-style-name="Preformatted_20_Text" style:list-style-name="L1">
      <style:text-properties style:font-name="URW Palladio L" fo:font-size="10pt" officeooo:rsid="00395471" officeooo:paragraph-rsid="003b8d7f" style:font-size-asian="10pt" style:font-size-complex="10pt"/>
    </style:style>
    <style:style style:name="P19" style:family="paragraph" style:parent-style-name="Preformatted_20_Text" style:list-style-name="L1">
      <style:text-properties style:font-name="URW Palladio L" fo:font-size="10pt" officeooo:rsid="00395471" officeooo:paragraph-rsid="003ba2ab" style:font-size-asian="10pt" style:font-size-complex="10pt"/>
    </style:style>
    <style:style style:name="P20" style:family="paragraph" style:parent-style-name="Preformatted_20_Text" style:list-style-name="L1">
      <style:text-properties style:font-name="URW Palladio L" fo:font-size="10pt" officeooo:rsid="00395471" officeooo:paragraph-rsid="003cdfa6" style:font-size-asian="10pt" style:font-size-complex="10pt"/>
    </style:style>
    <style:style style:name="P21" style:family="paragraph" style:parent-style-name="Preformatted_20_Text" style:list-style-name="L1">
      <style:text-properties style:font-name="URW Palladio L" fo:font-size="10pt" officeooo:rsid="00395471" officeooo:paragraph-rsid="003e5377" style:font-size-asian="10pt" style:font-size-complex="10pt"/>
    </style:style>
    <style:style style:name="P22" style:family="paragraph" style:parent-style-name="Preformatted_20_Text" style:list-style-name="L1">
      <style:text-properties style:font-name="URW Palladio L" fo:font-size="10pt" officeooo:rsid="00395471" officeooo:paragraph-rsid="003ec1be" style:font-size-asian="10pt" style:font-size-complex="10pt"/>
    </style:style>
    <style:style style:name="P23" style:family="paragraph" style:parent-style-name="Preformatted_20_Text" style:list-style-name="L1">
      <style:text-properties style:font-name="URW Palladio L" fo:font-size="10pt" officeooo:rsid="00395471" officeooo:paragraph-rsid="00407e5f" style:font-size-asian="10pt" style:font-size-complex="10pt"/>
    </style:style>
    <style:style style:name="P24" style:family="paragraph" style:parent-style-name="Preformatted_20_Text">
      <style:text-properties style:font-name="URW Palladio L" fo:font-size="12pt" officeooo:rsid="0015d539" officeooo:paragraph-rsid="0015d539" style:font-size-asian="12pt" style:font-size-complex="12pt"/>
    </style:style>
    <style:style style:name="T1" style:family="text">
      <style:text-properties officeooo:rsid="0017c4eb"/>
    </style:style>
    <style:style style:name="T2" style:family="text">
      <style:text-properties officeooo:rsid="00198cec"/>
    </style:style>
    <style:style style:name="T3" style:family="text">
      <style:text-properties officeooo:rsid="00212fa7"/>
    </style:style>
    <style:style style:name="T4" style:family="text">
      <style:text-properties officeooo:rsid="002a13ca"/>
    </style:style>
    <style:style style:name="T5" style:family="text">
      <style:text-properties officeooo:rsid="002c438e"/>
    </style:style>
    <style:style style:name="T6" style:family="text">
      <style:text-properties officeooo:rsid="002e4661"/>
    </style:style>
    <style:style style:name="T7" style:family="text">
      <style:text-properties officeooo:rsid="00301067"/>
    </style:style>
    <style:style style:name="T8" style:family="text">
      <style:text-properties officeooo:rsid="0038c2d0"/>
    </style:style>
    <style:style style:name="T9" style:family="text">
      <style:text-properties officeooo:rsid="00395edd"/>
    </style:style>
    <style:style style:name="T10" style:family="text">
      <style:text-properties officeooo:rsid="003a5d05"/>
    </style:style>
    <style:style style:name="T11" style:family="text">
      <style:text-properties officeooo:rsid="003afb9e"/>
    </style:style>
    <style:style style:name="T12" style:family="text">
      <style:text-properties officeooo:rsid="003b8d7f"/>
    </style:style>
    <style:style style:name="T13" style:family="text">
      <style:text-properties officeooo:rsid="003ba2ab"/>
    </style:style>
    <style:style style:name="T14" style:family="text">
      <style:text-properties officeooo:rsid="003cdfa6"/>
    </style:style>
    <style:style style:name="T15" style:family="text">
      <style:text-properties officeooo:rsid="003e5377"/>
    </style:style>
    <style:style style:name="T16" style:family="text">
      <style:text-properties officeooo:rsid="003ec1be"/>
    </style:style>
    <style:style style:name="T17" style:family="text">
      <style:text-properties officeooo:rsid="00407e5f"/>
    </style:style>
    <style:style style:name="T18" style:family="text">
      <style:text-properties officeooo:rsid="0040ed8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4">Standarads</text:p>
      <text:p text:style-name="P2"/>
      <text:p text:style-name="P2">Coding </text:p>
      <text:p text:style-name="P2"/>
      <text:p text:style-name="P3"><text:span text:style-name="T1">Diffrent standarads apply between </text:span>Python <text:span text:style-name="T1">and </text:span>Java. <text:span text:style-name="T2">Best practices relating to each languge consist generarlly of the following: </text:span></text:p>
      <text:p text:style-name="P3"/>
      <text:p text:style-name="P10">Python rquires one tabspace for any code relate to the scope of a function. Fouctionl interfaces need to declare a colone to indecate the start of the logical indeant block. <text:s/>In <text:s/>comparacent to this Java requires braces to indecate the start of its logical block. <text:s/>Comments, naming conventions and imports of exsternal libairs remain consistant throught both programming languagues. <text:s/>However, Python is a dynamic typed langnuge needs no declarafication of data types by convention. <text:s/>Java is staticall typed which means that declarification of varible data types must be ahered to. <text:s/>Lastly, Python and its wider community have developed a gerneral standares guide known as Pep8, detailing best pratice convention [python.org, 2017]. </text:p>
      <text:p text:style-name="P2"/>
      <text:p text:style-name="P2">Restfull API</text:p>
      <text:p text:style-name="P2"/>
      <text:p text:style-name="P5">The basic principle of a restfull API (Application Programming Interface ) should be defined by seperating into logical resources. <text:s/><text:span text:style-name="T3">Standarad HTTP ( Hypire Text Transport Protocal ) methods include GET, POST, PUT, DELETE. <text:s/>SSL ( Secure Sockets Layer ) certifice <text:s/>establishes a secure connetion between the Client and the Web Server ( Restfull API ), encryping the flow of data. <text:s/>API’s should have complete documentation detailing the request and repones cycle.</text:span></text:p>
      <text:p text:style-name="P2"/>
      <text:p text:style-name="P4">Hadoop Clustering</text:p>
      <text:p text:style-name="P4"/>
      <text:p text:style-name="P9">Reseach into Hadoop has currently proven to show that standarads are lacking <text:span text:style-name="T7">in astanblishing a reconized common conduct in relatetion to its use [Kobielus,2014].</text:span> </text:p>
      <text:p text:style-name="P4"/>
      <text:p text:style-name="P2">MySQl Data Base</text:p>
      <text:p text:style-name="P2"/>
      <text:p text:style-name="P6">By convention the database name should be referre to the name of the project. <text:s/><text:span text:style-name="T4">Talbes must be UTF8 encoded and use prefix of the database name ( 2-4 characters ) followed by an underscore. Also field names should use a prefix of the table name eg: </text:span></text:p>
      <text:p text:style-name="P7"/>
      <text:p text:style-name="P7"><text:tab/>Project Name: NCT</text:p>
      <text:p text:style-name="P11"><text:tab/>DataBase name: nct</text:p>
      <text:p text:style-name="P7"><text:tab/>Table Name: nct_mode<text:span text:style-name="T5">l</text:span></text:p>
      <text:p text:style-name="P7"><text:tab/>Feild Name: m_id</text:p>
      <text:p text:style-name="P7"/>
      <text:p text:style-name="P8">I<text:span text:style-name="T6">D</text:span> field should be auto incremmented to avoid collistions with other data enteries. <text:s/><text:span text:style-name="T6">Also, fields expecting values need to be defined as NOT NULL with a default value asinged.</text:span> <text:s text:c="3"/></text:p>
      <text:p text:style-name="P2"/>
      <text:p text:style-name="P2"><text:span text:style-name="T8">L</text:span>eagal</text:p>
      <text:p text:style-name="P2"/>
      <text:p text:style-name="P13">Research indecates that there are eight common princibles to follow on open goverment data such as datasets from the NCT. <text:s/></text:p>
      <text:p text:style-name="P13"/>
      <text:list xml:id="list7242997678627818794" text:style-name="L1">
        <text:list-item>
          <text:p text:style-name="P14">Complete</text:p>
          <text:p text:style-name="P14">Public data should be made avilible and not subject to vaild privacy, security and privilage limitations.</text:p>
        </text:list-item>
        <text:list-item>
          <text:p text:style-name="P14">Primary</text:p>
          <text:p text:style-name="P15">Data should be obtained from the soruce, the scale or level of detail within a dataset decleared with great quility whilst remaining unmodified.</text:p>
        </text:list-item>
        <text:list-item>
          <text:p text:style-name="P15"><text:span text:style-name="T9">Timely</text:span></text:p>
          <text:p text:style-name="P15"><text:span text:style-name="T10">To preserve value of data it should be avilibale prompty in orther to prefencnt inaccurces.</text:span></text:p>
        </text:list-item>
        <text:list-item>
          <text:p text:style-name="P15"><text:soft-page-break/><text:span text:style-name="T9">Accessibleity</text:span></text:p>
          <text:p text:style-name="P16"><text:span text:style-name="T10">Data should be easily accessible to a wide range of users for the perpouse of various usage.</text:span></text:p>
        </text:list-item>
        <text:list-item>
          <text:p text:style-name="P17"><text:span text:style-name="T11">Machine Processable</text:span></text:p>
          <text:p text:style-name="P18"><text:span text:style-name="T12">To allow the process of automatic processing the data should be strucuted in a ressionable manner.</text:span></text:p>
        </text:list-item>
        <text:list-item>
          <text:p text:style-name="P19"><text:span text:style-name="T13">Non-discriminatory</text:span></text:p>
          <text:p text:style-name="P20"><text:span text:style-name="T14">To prevent discrimination data should be made availiably without any impossing restrections.</text:span></text:p>
        </text:list-item>
        <text:list-item>
          <text:p text:style-name="P21"><text:span text:style-name="T15">Non-proprietary</text:span></text:p>
          <text:p text:style-name="P22"><text:span text:style-name="T16">Data formates cannot restrict the contraol of data by any one entity.</text:span></text:p>
        </text:list-item>
        <text:list-item>
          <text:p text:style-name="P23"><text:span text:style-name="T17">License-free</text:span></text:p>
          <text:p text:style-name="P23"><text:span text:style-name="T18">With the exception to resanable privacy, security or privlaged restriction data cannot be subuct to copyright, patent, trademark of trade secret regulations.</text:span> </text:p>
        </text:list-item>
      </text:list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RW Palladio L" svg:font-family="'URW Palladio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09:32:31.017053791</meta:creation-date>
    <meta:generator>LibreOffice/5.1.6.2$Linux_X86_64 LibreOffice_project/10m0$Build-2</meta:generator>
    <dc:date>2017-10-12T12:41:26.077681192</dc:date>
    <meta:editing-duration>PT1H57M39S</meta:editing-duration>
    <meta:editing-cycles>44</meta:editing-cycles>
    <meta:document-statistic meta:table-count="0" meta:image-count="0" meta:object-count="0" meta:page-count="2" meta:paragraph-count="33" meta:word-count="499" meta:character-count="3139" meta:non-whitespace-character-count="2661"/>
  </office:meta>
</office:document-meta>
</file>